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517df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517df" officeooo:paragraph-rsid="000517df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officeooo:rsid="0006bab6" officeooo:paragraph-rsid="0006bab6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23984d" officeooo:paragraph-rsid="0023984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25449b" officeooo:paragraph-rsid="0025449b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269712" officeooo:paragraph-rsid="00269712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269712" officeooo:paragraph-rsid="002aef78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2aef78" officeooo:paragraph-rsid="002aef78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2b91fc" officeooo:paragraph-rsid="002b91fc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normal" officeooo:rsid="002d6e05" officeooo:paragraph-rsid="002d6e05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normal" officeooo:rsid="002dfa2b" officeooo:paragraph-rsid="002dfa2b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font-weight="normal" officeooo:rsid="002e0b23" officeooo:paragraph-rsid="002e0b23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fo:font-weight="normal" officeooo:rsid="002fd1d2" officeooo:paragraph-rsid="002fd1d2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fo:font-weight="normal" officeooo:rsid="0030dc13" officeooo:paragraph-rsid="0030dc13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normal" officeooo:rsid="003519f6" officeooo:paragraph-rsid="0030dc13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normal" officeooo:rsid="003519f6" officeooo:paragraph-rsid="003519f6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fo:font-weight="normal" officeooo:rsid="003b92ee" officeooo:paragraph-rsid="003519f6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1pt" fo:font-weight="normal" officeooo:rsid="003b92ee" officeooo:paragraph-rsid="003b92ee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font-weight="normal" officeooo:rsid="0040e87b" officeooo:paragraph-rsid="0040e87b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fo:font-weight="normal" officeooo:rsid="004c03ce" officeooo:paragraph-rsid="004c03ce" style:font-size-asian="11pt" style:font-weight-asian="normal" style:font-size-complex="11pt" style:font-weight-complex="normal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1pt" officeooo:paragraph-rsid="000517df" style:font-size-asian="11pt" style:font-size-complex="11pt"/>
    </style:style>
    <style:style style:name="P22" style:family="paragraph" style:parent-style-name="Standard">
      <style:text-properties style:font-name="Arial" fo:font-size="11pt" fo:font-weight="normal" officeooo:rsid="004c03ce" officeooo:paragraph-rsid="004c03ce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fo:font-weight="normal" officeooo:rsid="00502928" officeooo:paragraph-rsid="00502928" style:font-size-asian="11pt" style:font-weight-asian="normal" style:font-size-complex="11pt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officeooo:rsid="00234f4b"/>
    </style:style>
    <style:style style:name="T3" style:family="text">
      <style:text-properties officeooo:rsid="00269712"/>
    </style:style>
    <style:style style:name="T4" style:family="text">
      <style:text-properties officeooo:rsid="004aea1a"/>
    </style:style>
    <style:style style:name="T5" style:family="text">
      <style:text-properties style:text-underline-style="none" officeooo:rsid="004aea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Aluno:</text:span> Luiz Eduardo Barros Coelho</text:p>
      <text:p text:style-name="P1"><text:span text:style-name="T1">Matrícula:</text:span> 20191014040039</text:p>
      <text:p text:style-name="P2">Lista 03 – <text:span text:style-name="T2">Array</text:span></text:p>
      <text:p text:style-name="P2"/>
      <text:p text:style-name="P3">01.</text:p>
      <text:p text:style-name="P3">#include &lt;stdio.h&gt;<text:line-break/><text:line-break/>int main(int argc, char ** argv){<text:line-break/> <text:s/>int x[10];<text:line-break/> <text:s/>for(int i=0;i&lt;10;i++)<text:line-break/> <text:s text:c="3"/>scanf("%d", &amp;x[i]);<text:line-break/><text:line-break/> <text:s/>for(int i=0;i&lt;10;i++)<text:line-break/> <text:s text:c="3"/>printf("%d ", x[i]);<text:line-break/> <text:s/>return 0;<text:line-break/>}<text:line-break/><text:line-break/></text:p>
      <text:p text:style-name="P4">02.</text:p>
      <text:p text:style-name="P4">#include &lt;stdio.h&gt;<text:line-break/><text:line-break/>int main(int argc, char ** argv){<text:line-break/> <text:s/>int x[10];<text:line-break/> <text:s/>for(int i=0;i&lt;10;i++)<text:line-break/> <text:s text:c="3"/>scanf("%d", &amp;x[i]);<text:line-break/><text:line-break/> <text:s/>for(int i=9;i&gt;=0;i--)<text:line-break/> <text:s text:c="3"/>printf("%d ", x[i]);<text:line-break/> <text:s/>return 0;<text:line-break/>}<text:line-break/></text:p>
      <text:p text:style-name="P5">03.</text:p>
      <text:p text:style-name="P5">#include &lt;stdio.h&gt;<text:line-break/><text:line-break/>int main(int argc, char ** argv){<text:line-break/> <text:s/>int x[10];<text:line-break/> <text:s/>for(int i=0;i&lt;10;i++)<text:line-break/> <text:s text:c="3"/>scanf("%d", &amp;x[i]);<text:line-break/><text:line-break/> <text:s/>for(int i=0;i&lt;10;i++){<text:line-break/> <text:s text:c="3"/>printf("%d ", x[i]);<text:line-break/> <text:s text:c="3"/>printf("%s\n", x[i]%2==0?"é par":"<text:span text:style-name="T3">é impar</text:span>");<text:line-break/> <text:s/>}<text:line-break/> <text:s/>return 0;<text:line-break/>}<text:line-break/></text:p>
      <text:p text:style-name="P6">04.</text:p>
      <text:p text:style-name="P7">#include &lt;stdio.h&gt;<text:line-break/><text:line-break/>int main(int argc, char ** argv){<text:line-break/> <text:s/>int x[20], y[20], contpar=0, i;<text:line-break/> <text:s/>for(i=0;i&lt;20;i++){<text:line-break/> <text:s text:c="3"/>scanf("%d", &amp;x[i]);<text:line-break/> <text:s/>}<text:line-break/> <text:s/>for(i=0;i&lt;20;i++){<text:line-break/> <text:s text:c="3"/>if(x[i]%2==0){<text:line-break/> <text:s text:c="5"/>y[contpar]=x[i];<text:line-break/><text:soft-page-break/> <text:s text:c="5"/>contpar++;<text:line-break/> <text:s text:c="3"/>}<text:line-break/> <text:s/>}<text:line-break/> <text:s/>printf("%d numeros pares\n", contpar);<text:line-break/> <text:s/>for(i=0;i&lt;contpar;i++){<text:line-break/> <text:s text:c="3"/>printf("%d ", y[i]);<text:line-break/> <text:s/>}<text:line-break/> <text:s/>return 0;<text:line-break/>}</text:p>
      <text:p text:style-name="P7"/>
      <text:p text:style-name="P8">05.</text:p>
      <text:p text:style-name="P8">#include &lt;stdio.h&gt;<text:line-break/><text:line-break/>int main(int argc, char ** argv){<text:line-break/> <text:s/>float x[30], y[30], sm=0;<text:line-break/> <text:s/>int i, cont=0;<text:line-break/> <text:s/>for(i=0;i&lt;30;i++){<text:line-break/> <text:s text:c="3"/>scanf("%f", &amp;x[i]);<text:line-break/> <text:s text:c="3"/>sm+=x[i];<text:line-break/> <text:s text:c="3"/>if(x[i]&gt;=7.0){<text:line-break/> <text:s text:c="5"/>y[cont]=x[i];<text:line-break/> <text:s text:c="5"/>cont++;<text:line-break/> <text:s text:c="3"/>}<text:line-break/> <text:s/>}<text:line-break/><text:line-break/> <text:s/>printf("Media da turma: %.2f\n", (sm/30.0));<text:line-break/> <text:s/>for(i=0;i&lt;cont;i++)<text:line-break/> <text:s text:c="3"/>printf("%f\n", y[i]);<text:line-break/> <text:s/>return 0;<text:line-break/>}<text:line-break/></text:p>
      <text:p text:style-name="P9">06.</text:p>
      <text:p text:style-name="P9">#include &lt;stdio.h&gt;<text:line-break/><text:line-break/>int main(int argc, char ** argv){<text:line-break/> <text:s/>int x[10], maior=0, y=0, indice=0, i;<text:line-break/> <text:s/>for(i=0;i&lt;10;i++)<text:line-break/> <text:s text:c="3"/>scanf("%d", &amp;x[i]);<text:line-break/><text:line-break/> <text:s/>for(i=0;i&lt;10;i++)<text:line-break/> <text:s text:c="3"/>if(x[i]&gt;maior){<text:line-break/> <text:s text:c="5"/>maior=x[i];<text:line-break/> <text:s text:c="5"/>indice=i;<text:line-break/> <text:s text:c="3"/>}<text:line-break/><text:line-break/> <text:s/>printf("O maior é: %d\nIndice: %d", maior, indice);<text:line-break/><text:line-break/> <text:s/>return 0;<text:line-break/>}<text:line-break/></text:p>
      <text:p text:style-name="P10">07.</text:p>
      <text:p text:style-name="P10">#include &lt;stdio.h&gt;<text:line-break/><text:line-break/>int main(int argc, char ** argv){<text:line-break/> <text:s/>int x[10], maior=0, menor=0, ima=0, ime=0, i;<text:line-break/> <text:s/>for(i=0;i&lt;10;i++)<text:line-break/> <text:s text:c="3"/>scanf("%d", &amp;x[i]);<text:line-break/><text:soft-page-break/><text:line-break/> <text:s/>for(i=0;i&lt;10;i++){<text:line-break/> <text:s text:c="3"/>if(x[i]&gt;maior){<text:line-break/> <text:s text:c="5"/>maior=x[i];<text:line-break/> <text:s text:c="5"/>ima=i+0;<text:line-break/> <text:s text:c="3"/>}<text:line-break/> <text:s/>}<text:line-break/><text:line-break/> <text:s/>menor=maior;<text:line-break/><text:line-break/> <text:s/>for(i=0;i&lt;10;i++){<text:line-break/> <text:s text:c="3"/>if(x[i]&lt;menor){<text:line-break/> <text:s text:c="5"/>menor=x[i];<text:line-break/> <text:s text:c="5"/>ime=i+0;<text:line-break/> <text:s text:c="3"/>}<text:line-break/> <text:s/>}<text:line-break/><text:line-break/> <text:s/>printf("Maior é: %d\nIndice: %d\nMenor: %d\nIndice: %d", maior, ima, menor, ime);<text:line-break/> <text:s/>return 0;<text:line-break/>}<text:line-break/></text:p>
      <text:p text:style-name="P11">08.</text:p>
      <text:p text:style-name="P11">#include &lt;stdio.h&gt;<text:line-break/><text:line-break/>int main(int argc, char ** argv){<text:line-break/> <text:s/>int x[10], y=0, maior=0, i, ind;<text:line-break/><text:line-break/> <text:s/>for(i=0;i&lt;10;i++)<text:line-break/> <text:s text:c="3"/>scanf("%d", &amp;x[i]);<text:line-break/><text:line-break/> <text:s/>for(i=0;i&lt;10;i++){<text:line-break/> <text:s text:c="3"/>if(x[i]&gt;maior){<text:line-break/> <text:s text:c="5"/>maior=x[i];<text:line-break/> <text:s text:c="5"/>ind=i;<text:line-break/> <text:s text:c="3"/>}<text:line-break/> <text:s/>}<text:line-break/><text:line-break/> <text:s/>y=x[9];<text:line-break/> <text:s/>x[9]=maior;<text:line-break/> <text:s/>x[ind]=y;<text:line-break/><text:line-break/> <text:s/>printf("Maior elemento: %d\nIndice inicial do maior elemento: %d\nValor que estava no ultimo indice: %d\n", x[9], ind, x[ind]);<text:line-break/> <text:s/>return 0;<text:line-break/>}<text:line-break/></text:p>
      <text:p text:style-name="P12">09.</text:p>
      <text:p text:style-name="P12">#include &lt;stdio.h&gt;<text:line-break/><text:line-break/>int main(int argc, char ** argv){<text:line-break/> <text:s/>int x[20], i, y=0, cont=19;<text:line-break/> <text:s/>for(i=0;i&lt;20;i++)<text:line-break/> <text:s text:c="3"/>scanf("%d", &amp;x[i]);<text:line-break/><text:line-break/> <text:s/>for(i=0;i&lt;10;i++){<text:line-break/> <text:s text:c="3"/>y=x[i];<text:line-break/> <text:s text:c="3"/>x[i]=x[cont];<text:line-break/><text:soft-page-break/> <text:s text:c="3"/>x[cont]=y;<text:line-break/> <text:s text:c="3"/>cont--;<text:line-break/> <text:s/>}<text:line-break/><text:line-break/> <text:s/>for(i=0;i&lt;20;i++)<text:line-break/> <text:s text:c="3"/>printf("%d ", x[i]);<text:line-break/><text:line-break/> <text:s/>return 0;<text:line-break/>}<text:line-break/></text:p>
      <text:p text:style-name="P13">10.</text:p>
      <text:p text:style-name="P13">#include &lt;stdio.h&gt;<text:line-break/><text:line-break/>int main(int argc, char ** argv){<text:line-break/> <text:s/>int x[10], y[19], i;<text:line-break/><text:line-break/> <text:s/>for(i=0;i&lt;10;i++)<text:line-break/> <text:s text:c="3"/>scanf("%d", &amp;x[i]);<text:line-break/><text:line-break/> <text:s/>for(i=0;i&lt;10;i++){<text:line-break/> <text:s text:c="3"/>y[i]=(x[i]*x[i]);<text:line-break/> <text:s text:c="3"/>printf("Valor %d; Quadrado: %d\n", x[i], y[i]);<text:line-break/> <text:s/>}<text:line-break/><text:line-break/> <text:s/>return 0;<text:line-break/>}<text:line-break/></text:p>
      <text:p text:style-name="P14">11.</text:p>
      <text:p text:style-name="P14">#include &lt;stdio.h&gt;<text:line-break/><text:line-break/>int main(int argc, char ** argv){<text:line-break/> <text:s/>int x[8], y[8], i, z;<text:line-break/><text:line-break/> <text:s/>for(i=0;i&lt;8;i++)<text:line-break/> <text:s text:c="3"/>scanf("%d", &amp;x[i]);<text:line-break/><text:line-break/> <text:s/>for(i=0;i&lt;8;i++)<text:line-break/> <text:s text:c="3"/>scanf("%d", &amp;y[i]);<text:line-break/><text:line-break/> <text:s/>for(i=0;i&lt;8;i++){<text:line-break/> <text:s text:c="3"/>z=x[i];<text:line-break/> <text:s text:c="3"/>x[i]=y[i];<text:line-break/> <text:s text:c="3"/>y[i]=z;<text:line-break/> <text:s/>}<text:line-break/> <text:s/>return 0;<text:line-break/>}<text:line-break/></text:p>
      <text:p text:style-name="P14"/>
      <text:p text:style-name="P14">12.</text:p>
      <text:p text:style-name="P14">#include &lt;stdio.h&gt;<text:line-break/><text:line-break/>int main(int argc, char ** argv){<text:line-break/> <text:s/>int x[10], y[10], z[10], i;<text:line-break/><text:line-break/> <text:s/>for(i=0;i&lt;10;i++)<text:line-break/> <text:s text:c="3"/>scanf("%d", &amp;x[i]);<text:line-break/><text:line-break/><text:soft-page-break/> <text:s/>for(i=0;i&lt;10;i++)<text:line-break/> <text:s text:c="3"/>scanf("%d", &amp;y[i]);<text:line-break/><text:line-break/> <text:s/>for(i=0;i&lt;10;i++)<text:line-break/> <text:s text:c="3"/>z[i]=0;<text:line-break/><text:line-break/> <text:s/>for(i=0;i&lt;10;i++)<text:line-break/> <text:s text:c="3"/>z[i]=x[i]*y[i];<text:line-break/><text:line-break/> <text:s/>for(i=0;i&lt;10;i++)<text:line-break/> <text:s text:c="3"/>printf("%d ", z[i]);<text:line-break/><text:line-break/> <text:s/>return 0;<text:line-break/>}<text:line-break/></text:p>
      <text:p text:style-name="P15">13.</text:p>
      <text:p text:style-name="P15">#include &lt;stdio.h&gt;<text:line-break/><text:line-break/>int main(int argc, char ** argv){<text:line-break/> <text:s/>int x[20], i, dif=0, indice=0;<text:line-break/> <text:s/>for(i=0;i&lt;20;i++)<text:line-break/> <text:s text:c="3"/>scanf("%d", &amp;x[i]);<text:line-break/><text:line-break/> <text:s/>for(i=0;i&lt;19;i++){<text:line-break/> <text:s text:c="3"/>if(x[i]-x[i+1]&gt;dif){<text:line-break/> <text:s text:c="5"/>dif=x[i]-x[i+1];<text:line-break/> <text:s text:c="5"/>indice=i;<text:line-break/> <text:s text:c="3"/>}<text:line-break/> <text:s/>}<text:line-break/> <text:s/><text:line-break/> <text:s/>printf("A maior diferença é: %d\nIndices: %d e %d\n", dif,indice,indice+1);<text:line-break/> <text:s/>return 0;<text:line-break/>}<text:line-break/></text:p>
      <text:p text:style-name="P16">14.</text:p>
      <text:p text:style-name="P16">#include &lt;stdio.h&gt;<text:line-break/><text:line-break/>int main(int argc, char ** argv){<text:line-break/> <text:s/>int x[<text:span text:style-name="T5">50</text:span>], y[<text:span text:style-name="T4">50</text:span>], i, j, cont=0;<text:line-break/><text:line-break/> <text:s/>for(i=0;i&lt;<text:span text:style-name="T4">50</text:span>;i++)<text:line-break/> <text:s text:c="3"/>scanf("%d", &amp;x[i]);<text:line-break/><text:line-break/> <text:s/>for(i=0;i&lt;<text:span text:style-name="T4">50</text:span>;i++)<text:line-break/> <text:s text:c="3"/>if(cont==0){<text:line-break/> <text:s text:c="5"/>y[cont]=x[i];<text:line-break/> <text:s text:c="5"/>cont++;<text:line-break/> <text:s text:c="3"/>}else if(cont!=0){<text:line-break/> <text:s text:c="5"/>for(j=0;j&lt;cont;j++){<text:line-break/> <text:s text:c="7"/>if(x[i]==y[j]){<text:line-break/> <text:s text:c="9"/>break;<text:line-break/> <text:s text:c="7"/>}if(j==cont-1){<text:line-break/> <text:s text:c="9"/>y[cont]=x[i];<text:line-break/> <text:s text:c="9"/>cont++;<text:line-break/> <text:s text:c="7"/>}<text:line-break/> <text:s text:c="5"/>}<text:line-break/> <text:s text:c="3"/>}<text:line-break/><text:soft-page-break/><text:line-break/> <text:s/>printf("Existem %d elementos diferentes: ", cont);<text:line-break/> <text:s/>for(i=0;i&lt;cont;i++){<text:line-break/> <text:s text:c="3"/>if(i==0){<text:line-break/> <text:s text:c="5"/>printf("{%d, ",y[i]);<text:line-break/> <text:s text:c="3"/>}<text:line-break/> <text:s text:c="3"/>if(i&gt;0 &amp;&amp; i&lt;cont-1){<text:line-break/> <text:s text:c="5"/>printf("%d, ",y[i]);<text:line-break/> <text:s text:c="3"/>}<text:line-break/> <text:s text:c="3"/>if(i==cont-1){<text:line-break/> <text:s text:c="5"/>printf("%d}",y[i]);<text:line-break/> <text:s text:c="3"/>}<text:line-break/> <text:s/>}<text:line-break/><text:line-break/> <text:s/>return 0;<text:line-break/>}</text:p>
      <text:p text:style-name="P16"/>
      <text:p text:style-name="P17">15.</text:p>
      <text:p text:style-name="P18">#include &lt;stdio.h&gt;<text:line-break/><text:line-break/>int main(int argc, char ** argv){<text:line-break/> <text:s/>int x[30], y[30], z[30], i, j, k, cont=0;<text:line-break/> <text:s/>for(i=0;i&lt;30;i++)<text:line-break/> <text:s text:c="3"/>scanf("%d", &amp;x[i]);<text:line-break/><text:line-break/> <text:s/>for(i=0;i&lt;30;i++)<text:line-break/> <text:s text:c="3"/>scanf("%d", &amp;y[i]);<text:line-break/><text:line-break/> <text:s/>for(i=0;i&lt;30;i++){<text:line-break/> <text:s text:c="3"/>for(j=0;j&lt;30;j++){<text:line-break/> <text:s text:c="5"/>if(x[i]==y[j]){<text:line-break/> <text:s text:c="7"/>if(cont==0){<text:line-break/> <text:s text:c="9"/>z[cont]=x[i];<text:line-break/> <text:s text:c="9"/>cont++;<text:line-break/> <text:s text:c="7"/>}else if(cont!=0){<text:line-break/> <text:s text:c="9"/>for(k=0;k&lt;cont;k++){<text:line-break/> <text:s text:c="11"/>if(x[i]==z[k]){<text:line-break/> <text:s text:c="13"/>break;<text:line-break/> <text:s text:c="11"/>}if(k==cont-1){<text:line-break/> <text:s text:c="13"/>z[cont]=x[i];<text:line-break/> <text:s text:c="13"/>cont++;<text:line-break/> <text:s text:c="13"/>break;<text:line-break/> <text:s text:c="11"/>}<text:line-break/> <text:s text:c="9"/>}<text:line-break/> <text:s text:c="7"/>}<text:line-break/> <text:s text:c="5"/>}<text:line-break/> <text:s text:c="3"/>}<text:line-break/> <text:s/>}<text:line-break/><text:line-break/> <text:s/>for(i=0;i&lt;cont;i++)<text:line-break/> <text:s text:c="3"/>printf("%d ", z[i]);<text:line-break/><text:line-break/> <text:s/>return 0;<text:line-break/>}</text:p>
      <text:p text:style-name="P18"/>
      <text:p text:style-name="P18">16.</text:p>
      <text:p text:style-name="P18"><text:soft-page-break/>#include &lt;stdio.h&gt;<text:line-break/><text:line-break/>int main(int argc, char ** argv){<text:line-break/> <text:s/>int x[30], y[30], z[60], i, j, k, cont=0;<text:line-break/> <text:s/>for(i=0;i&lt;30;i++)<text:line-break/> <text:s text:c="3"/>scanf("%d", &amp;x[i]);<text:line-break/><text:line-break/> <text:s/>for(i=0;i&lt;30;i++)<text:line-break/> <text:s text:c="3"/>scanf("%d", &amp;y[i]);<text:line-break/><text:line-break/> <text:s/>for(i=0;i&lt;30;i++){<text:line-break/> <text:s text:c="3"/>if(cont==0){<text:line-break/> <text:s text:c="5"/>z[cont]=x[i];<text:line-break/> <text:s text:c="5"/>cont++;<text:line-break/> <text:s text:c="3"/>}else if(cont!=0){<text:line-break/> <text:s text:c="5"/>for(j=0;j&lt;cont;j++){<text:line-break/> <text:s text:c="7"/>if(x[i]==z[j]){<text:line-break/> <text:s text:c="9"/>break;<text:line-break/> <text:s text:c="7"/>}if(j==cont-1){<text:line-break/> <text:s text:c="9"/>z[cont]=x[i];<text:line-break/> <text:s text:c="9"/>cont++;<text:line-break/> <text:s text:c="7"/>}<text:line-break/> <text:s text:c="5"/>}<text:line-break/> <text:s text:c="3"/>}<text:line-break/> <text:s/>}<text:line-break/><text:line-break/> <text:s/>for(i=0;i&lt;30;i++){<text:line-break/> <text:s text:c="3"/>for(j=0;j&lt;cont;j++){<text:line-break/> <text:s text:c="5"/>if(y[i]==z[j]){<text:line-break/> <text:s text:c="7"/>break;<text:line-break/> <text:s text:c="5"/>}if(j==cont-1){<text:line-break/> <text:s text:c="9"/>z[cont]=y[i];<text:line-break/> <text:s text:c="9"/>cont++;<text:line-break/> <text:s text:c="5"/>}<text:line-break/> <text:s text:c="3"/>}<text:line-break/> <text:s/>}<text:line-break/><text:line-break/> <text:s/>//colocando em ordem crescente<text:line-break/><text:line-break/> <text:s/>for(i=0;i&lt;cont;i++){<text:line-break/> <text:s text:c="3"/>for(j=i;j&lt;cont;j++){<text:line-break/> <text:s text:c="5"/>if(z[j]&lt;z[i]){<text:line-break/> <text:s text:c="7"/>k=z[j];<text:line-break/> <text:s text:c="7"/>z[j]=z[i];<text:line-break/> <text:s text:c="7"/>z[i]=k;<text:line-break/> <text:s text:c="5"/>}<text:line-break/> <text:s text:c="3"/>}<text:line-break/> <text:s/>}<text:line-break/><text:line-break/> <text:s/>//colocando em ordem crescente<text:line-break/><text:line-break/> <text:s/>for(i=0;i&lt;cont;i++)<text:line-break/> <text:s text:c="3"/>printf("%d ", z[i]);<text:line-break/><text:line-break/> <text:s/>return 0;<text:line-break/>}<text:line-break/></text:p>
      <text:p text:style-name="P19"><text:soft-page-break/>17.</text:p>
      <text:p text:style-name="P19"/>
      <text:p text:style-name="P20">18.</text:p>
      <text:p text:style-name="P20">#include &lt;stdio.h&gt;<text:line-break/><text:line-break/>int main(int argc, char ** argv){<text:line-break/> <text:s/>int x[10], i, j, y;<text:line-break/> <text:s/><text:line-break/> <text:s/>for(i=0;i&lt;10;i++){<text:line-break/> <text:s text:c="3"/>scanf("%d", &amp;x[i]);<text:line-break/> <text:s text:c="3"/>for(j=0;j&lt;i;j++){<text:line-break/> <text:s text:c="5"/>if(x[i]&lt;x[j]){<text:line-break/> <text:s text:c="7"/>y=x[j];<text:line-break/> <text:s text:c="7"/>x[j]=x[i];<text:line-break/> <text:s text:c="7"/>x[i]=y;<text:line-break/> <text:s text:c="5"/>}<text:line-break/> <text:s text:c="3"/>}<text:line-break/> <text:s/>}<text:line-break/><text:line-break/> <text:s/>for(i=0;i&lt;10;i++)<text:line-break/> <text:s text:c="3"/>printf("%d ", x[i]);<text:line-break/><text:line-break/> <text:s/>return 0;<text:line-break/>}<text:line-break/></text:p>
      <text:p text:style-name="P20">19.</text:p>
      <text:p text:style-name="P20">#include &lt;stdio.h&gt;<text:line-break/><text:line-break/>int main(int argc, char ** argv){<text:line-break/> <text:s/>int x[50], i, y, j;<text:line-break/><text:line-break/> <text:s/>for(i=0;i&lt;50;i++)<text:line-break/> <text:s text:c="3"/>scanf("%d", &amp;x[i]);<text:line-break/><text:line-break/> <text:s/>for(i=0;i&lt;50;i++){<text:line-break/> <text:s text:c="3"/>for(j=0;j&lt;50;j++){<text:line-break/> <text:s text:c="5"/>if(x[i]&lt;x[j]){<text:line-break/> <text:s text:c="7"/>y=x[j];<text:line-break/> <text:s text:c="7"/>x[j]=x[i];<text:line-break/> <text:s text:c="7"/>x[i]=y;<text:line-break/> <text:s text:c="5"/>}<text:line-break/> <text:s text:c="3"/>}<text:line-break/> <text:s/>}<text:line-break/><text:line-break/> <text:s/>for(i=0;i&lt;50;i++)<text:line-break/> <text:s text:c="3"/>printf("%d ", x[i]);<text:line-break/><text:line-break/> <text:s/>return 0;<text:line-break/>}<text:line-break/></text:p>
      <text:p text:style-name="P23">20.</text:p>
      <text:p text:style-name="P23">#include &lt;stdio.h&gt;<text:line-break/><text:line-break/>int main(int argc, char ** argv){<text:line-break/> <text:s/>int mat[10], i;<text:line-break/> <text:s/>float notas[10];<text:line-break/><text:line-break/><text:soft-page-break/> <text:s/>printf("Digite as matriculas:\n");<text:line-break/> <text:s/>for(i=0;i&lt;10;i++)<text:line-break/> <text:s text:c="3"/>scanf("%d", &amp;mat[i]);<text:line-break/><text:line-break/> <text:s/>printf("Digite as notas:\n");<text:line-break/> <text:s/>for(i=0;i&lt;10;i++)<text:line-break/> <text:s text:c="3"/>scanf("%f", &amp;notas[i]);<text:line-break/><text:line-break/> <text:s/>for(i=0;i&lt;10;i++)<text:line-break/> <text:s text:c="3"/>printf("Matricula: %d ; Nota: %.1f\n", mat[i], notas[i]);<text:line-break/><text:line-break/> <text:s/>return 0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15:23.448000000</meta:creation-date>
    <dc:date>2020-03-07T13:35:45.403000000</dc:date>
    <meta:editing-duration>PT7H19M4S</meta:editing-duration>
    <meta:editing-cycles>36</meta:editing-cycles>
    <meta:generator>LibreOffice/6.2.3.2$Windows_X86_64 LibreOffice_project/aecc05fe267cc68dde00352a451aa867b3b546ac</meta:generator>
    <meta:document-statistic meta:table-count="0" meta:image-count="0" meta:object-count="0" meta:page-count="9" meta:paragraph-count="42" meta:word-count="719" meta:character-count="7021" meta:non-whitespace-character-count="5071"/>
  </office:meta>
</office:document-meta>
</file>